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Al Bayan" svg:font-family="'Al Bay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95.46mm"/>
    </style:style>
    <style:style style:name="co3" style:family="table-column">
      <style:table-column-properties fo:break-before="auto" style:column-width="41.36mm"/>
    </style:style>
    <style:style style:name="co4" style:family="table-column">
      <style:table-column-properties fo:break-before="auto" style:column-width="63.75mm"/>
    </style:style>
    <style:style style:name="co5" style:family="table-column">
      <style:table-column-properties fo:break-before="auto" style:column-width="53.48mm"/>
    </style:style>
    <style:style style:name="co6" style:family="table-column">
      <style:table-column-properties fo:break-before="auto" style:column-width="28.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 fo:font-size="10pt" style:font-name-asian="Arial" style:font-size-asian="10pt" style:font-size-complex="10pt"/>
    </style:style>
    <style:style style:name="ce2" style:family="table-cell" style:parent-style-name="Default">
      <style:text-properties fo:color="#000000" style:font-name="Arial" fo:font-size="10pt" fo:language="en" fo:country="US" style:font-name-asian="Arial" style:font-size-asian="10pt" style:language-asian="en" style:country-asian="US" style:font-name-complex="Times-Roman" style:font-size-complex="10pt" style:language-complex="en" style:country-complex="US"/>
    </style:style>
    <style:style style:name="ce3" style:family="table-cell" style:parent-style-name="Default" style:data-style-name="N84">
      <style:text-properties style:font-name="Arial" fo:font-size="10pt" style:font-name-asian="Arial" style:font-size-asian="10pt" style:font-size-complex="10pt"/>
    </style:style>
    <style:style style:name="T1" style:family="text">
      <style:text-properties fo:color="#000000" style:font-name="Times-Roman" fo:font-size="11pt" style:text-position="16%" style:font-name-complex="Times-Roman" style:font-size-asian="11pt" style:font-size-complex="11pt" style:font-name-asian="Arial"/>
    </style:style>
    <style:style style:name="T2" style:family="text">
      <style:text-properties fo:color="#000000" style:font-name="Times-Roman" fo:font-size="11pt" style:text-position="16%" style:font-name-complex="Times-Roman" style:font-size-asian="11pt" style:font-size-complex="11pt" style:font-name-asian="Times-Roman"/>
    </style:style>
    <style:style style:name="T3" style:family="text">
      <style:text-properties style:text-position="16%" style:font-name-asian="Times-Roman" style:font-name-complex="Times-Roman" style:font-size-asian="11pt" style:font-size-complex="11pt"/>
    </style:style>
    <style:style style:name="T4" style:family="text">
      <style:text-properties style:font-name-asian="Times-Roman" style:font-name-complex="Times-Roman" style:font-size-asian="11pt" style:font-size-complex="11pt" fo:color="#000000" style:font-name="Times-Roman" fo:font-size="11pt" style:text-position="0%"/>
    </style:style>
    <style:style style:name="T5" style:family="text">
      <style:text-properties style:font-size-asian="11pt" style:font-size-complex="11pt" fo:color="#000000" fo:font-size="11pt" style:text-position="0%" style:font-name="ArialMT" style:font-name-asian="ArialMT" style:font-name-complex="ArialMT"/>
    </style:style>
    <style:style style:name="T6" style:family="text">
      <style:text-properties style:font-size-asian="11pt" style:font-size-complex="11pt" fo:color="#000000" fo:font-size="11pt" style:text-position="0%" style:font-name="Times-Roman" style:font-name-asian="Times-Roman" style:font-name-complex="Times-Roman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fo:color="#000000" style:font-name="Times-Roman" style:text-position="16%" style:font-name-asian="Times-Roman" style:font-name-complex="Times-Roman"/>
    </style:style>
    <style:style style:name="T9" style:family="text">
      <style:text-properties fo:font-size="10pt" style:text-position="16%" style:font-name-asian="Times-Roman" style:font-name-complex="Times-Roman" style:font-size-asian="10pt" style:font-size-complex="10pt"/>
    </style:style>
    <style:style style:name="T10" style:family="text">
      <style:text-properties fo:font-size="10pt" style:font-size-asian="10pt" style:font-size-complex="10pt" fo:color="#000000" style:font-name="ArialMT" style:text-position="0%" style:font-name-asian="ArialMT" style:font-name-complex="ArialMT"/>
    </style:style>
    <style:style style:name="T11" style:family="text">
      <style:text-properties fo:font-size="10pt" style:font-size-asian="10pt" style:font-size-complex="10pt" fo:color="#000000" style:text-position="0%" style:font-name="Times-Roman" style:font-name-asian="Times-Roman" style:font-name-complex="Times-Roman"/>
    </style:style>
  </office:automatic-styles>
  <office:body>
    <office:spreadsheet>
      <table:table table:name="104Violation0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寬豐工業股份有限公司（代表人：何希晧）</text:p>
          </table:table-cell>
          <table:table-cell office:value-type="string" calcext:value-type="string">
            <text:p>勞動基準法第70條</text:p>
          </table:table-cell>
          <table:table-cell office:value-type="string" calcext:value-type="string">
            <text:p>未依規定將工作規則報請主管單位核備</text:p>
          </table:table-cell>
          <table:table-cell office:value-type="string" calcext:value-type="string">
            <text:p>新北府勞檢字第1043061504號</text:p>
          </table:table-cell>
          <table:table-cell table:style-name="ce3" office:value-type="date" office:date-value="0104-06-25" calcext:value-type="date">
            <text:p>0104-06-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東光凡而工業股份有限公司（代表人：曾順榮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1521號</text:p>
          </table:table-cell>
          <table:table-cell table:style-name="ce3" office:value-type="date" office:date-value="0104-06-29" calcext:value-type="date">
            <text:p>0104-06-3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美食達人股份有限公司（代表人：吳銘隆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1516號</text:p>
          </table:table-cell>
          <table:table-cell table:style-name="ce3" office:value-type="date" office:date-value="0104-07-01" calcext:value-type="date">
            <text:p>0104-07-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仝陸金屬工程股份有限公司（代表人：林建中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1702號</text:p>
          </table:table-cell>
          <table:table-cell table:style-name="ce3" office:value-type="date" office:date-value="0104-07-02" calcext:value-type="date">
            <text:p>0104-07-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仝陸金屬工程股份有限公司（代表人：林建中）</text:p>
          </table:table-cell>
          <table:table-cell office:value-type="string" calcext:value-type="string">
            <text:p>勞動基準法第37條</text:p>
          </table:table-cell>
          <table:table-cell office:value-type="string" calcext:value-type="string">
            <text:p>依規定應放假之日未予休假</text:p>
          </table:table-cell>
          <table:table-cell office:value-type="string" calcext:value-type="string">
            <text:p>新北府勞檢字第10430617021號</text:p>
          </table:table-cell>
          <table:table-cell table:style-name="ce3" office:value-type="date" office:date-value="0104-07-02" calcext:value-type="date">
            <text:p>0104-07-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春樺工程有限公司（代表人：蔡樹忠）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62221號</text:p>
          </table:table-cell>
          <table:table-cell table:style-name="ce3" office:value-type="date" office:date-value="0104-07-06" calcext:value-type="date">
            <text:p>0104-07-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春樺工程有限公司（代表人：蔡樹忠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22211號</text:p>
          </table:table-cell>
          <table:table-cell table:style-name="ce3" office:value-type="date" office:date-value="0104-07-06" calcext:value-type="date">
            <text:p>0104-07-0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千富企業有限公司（代表人：莊寶鑫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2284號</text:p>
          </table:table-cell>
          <table:table-cell table:style-name="ce3" office:value-type="date" office:date-value="0104-07-12" calcext:value-type="date">
            <text:p>0104-07-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千富企業有限公司（代表人：莊寶鑫）</text:p>
          </table:table-cell>
          <table:table-cell office:value-type="string" calcext:value-type="string">
            <text:p>勞動基準法第37條</text:p>
          </table:table-cell>
          <table:table-cell office:value-type="string" calcext:value-type="string">
            <text:p>依規定應放假之日未予休假</text:p>
          </table:table-cell>
          <table:table-cell office:value-type="string" calcext:value-type="string">
            <text:p>新北府勞檢字第10430622841號</text:p>
          </table:table-cell>
          <table:table-cell table:style-name="ce3" office:value-type="date" office:date-value="0104-07-12" calcext:value-type="date">
            <text:p>0104-07-1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鄭榮明(即台一建材行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2489號</text:p>
          </table:table-cell>
          <table:table-cell table:style-name="ce3" office:value-type="date" office:date-value="0104-07-12" calcext:value-type="date">
            <text:p>0104-07-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鄭榮明(即台一建材行)</text:p>
          </table:table-cell>
          <table:table-cell office:value-type="string" calcext:value-type="string">
            <text:p>勞動基準法第37條</text:p>
          </table:table-cell>
          <table:table-cell office:value-type="string" calcext:value-type="string">
            <text:p>依規定應放假之日未予休假</text:p>
          </table:table-cell>
          <table:table-cell office:value-type="string" calcext:value-type="string">
            <text:p>新北府勞檢字第10430624891號</text:p>
          </table:table-cell>
          <table:table-cell table:style-name="ce3" office:value-type="date" office:date-value="0104-07-12" calcext:value-type="date">
            <text:p>0104-07-1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棉品實業股份有限公司（代表人：洪清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2488號</text:p>
          </table:table-cell>
          <table:table-cell table:style-name="ce3" office:value-type="date" office:date-value="0104-07-14" calcext:value-type="date">
            <text:p>0104-07-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棉品實業股份有限公司（代表人：洪清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24881號</text:p>
          </table:table-cell>
          <table:table-cell table:style-name="ce3" office:value-type="date" office:date-value="0104-07-14" calcext:value-type="date">
            <text:p>0104-07-1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大一工程有限公司（代表人：林南榮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2925號</text:p>
          </table:table-cell>
          <table:table-cell table:style-name="ce3" office:value-type="date" office:date-value="0104-07-16" calcext:value-type="date">
            <text:p>0104-07-1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美商德士儀科技股份有限公司（代表人：諾瑞羅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</text:p>
          </table:table-cell>
          <table:table-cell office:value-type="string" calcext:value-type="string">
            <text:p>新北府勞檢字第1043063412號</text:p>
          </table:table-cell>
          <table:table-cell table:style-name="ce3" office:value-type="date" office:date-value="0104-07-16" calcext:value-type="date">
            <text:p>0104-07-1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宏碁股份有限公司（代表人：黃少華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3046號</text:p>
          </table:table-cell>
          <table:table-cell table:style-name="ce3" office:value-type="date" office:date-value="0104-07-19" calcext:value-type="date">
            <text:p>0104-07-2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三重汽車客運股份有限公司（代表人：李博仁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3037號</text:p>
          </table:table-cell>
          <table:table-cell table:style-name="ce3" office:value-type="date" office:date-value="0104-07-20" calcext:value-type="date">
            <text:p>0104-07-2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得豐印刷有限公司（代表人：許志銘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3320號</text:p>
          </table:table-cell>
          <table:table-cell table:style-name="ce3" office:value-type="date" office:date-value="0104-07-21" calcext:value-type="date">
            <text:p>0104-07-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得豐印刷有限公司（代表人：許志銘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</text:p>
          </table:table-cell>
          <table:table-cell office:value-type="string" calcext:value-type="string">
            <text:p>新北府勞檢字第10430633201號</text:p>
          </table:table-cell>
          <table:table-cell table:style-name="ce3" office:value-type="date" office:date-value="0104-07-21" calcext:value-type="date">
            <text:p>0104-07-2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全台物流股份有限公司（代表人：張建中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3551號</text:p>
          </table:table-cell>
          <table:table-cell table:style-name="ce3" office:value-type="date" office:date-value="0104-07-22" calcext:value-type="date">
            <text:p>0104-07-2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士瑞克公寓大廈管理維護股份有限公司（代表人：王慧明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3876號</text:p>
          </table:table-cell>
          <table:table-cell table:style-name="ce3" office:value-type="date" office:date-value="0104-07-23" calcext:value-type="date">
            <text:p>0104-07-2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謝宇涵(即豐暘工程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4037號</text:p>
          </table:table-cell>
          <table:table-cell table:style-name="ce3" office:value-type="date" office:date-value="0104-07-23" calcext:value-type="date">
            <text:p>0104-07-24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弘富寬頻科技股份有限公司(代<text:span text:style-name="T1">表人:林紀忠</text:span><text:span text:style-name="T2">)</text:span></text:p>
          </table:table-cell>
          <table:table-cell table:style-name="ce2" office:value-type="string" calcext:value-type="string">
            <text:p><text:span text:style-name="T3">勞動基準法</text:span><text:span text:style-name="T4">第</text:span><text:span text:style-name="T5">30</text:span><text:span text:style-name="T6">條第</text:span><text:span text:style-name="T5">5</text:span><text:span text:style-name="T6">項</text:span></text:p>
          </table:table-cell>
          <table:table-cell table:style-name="ce2" office:value-type="string" calcext:value-type="string">
            <text:p><text:span text:style-name="T7">未依規定置備勞工出</text:span><text:span text:style-name="T8">勤紀錄表</text:span></text:p>
          </table:table-cell>
          <table:table-cell table:style-name="ce2" office:value-type="string" calcext:value-type="string">
            <text:p><text:span text:style-name="T9">新北府勞檢字第</text:span><text:span text:style-name="T10">1043063936</text:span><text:span text:style-name="T11">號</text:span></text:p>
          </table:table-cell>
          <table:table-cell table:style-name="ce3" office:value-type="date" office:date-value="0104-07-26" calcext:value-type="date">
            <text:p>0104-07-2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仁鼎光電股份有限公司（代表人：林榮貴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3578號</text:p>
          </table:table-cell>
          <table:table-cell table:style-name="ce3" office:value-type="date" office:date-value="0104-07-26" calcext:value-type="date">
            <text:p>0104-07-2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新仁醫療社團法人新仁醫院（代表人：陳式欽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3577號</text:p>
          </table:table-cell>
          <table:table-cell table:style-name="ce3" office:value-type="date" office:date-value="0104-07-26" calcext:value-type="date">
            <text:p>0104-07-2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勤讚保全股份有限公司（代表人：翁添木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64306號</text:p>
          </table:table-cell>
          <table:table-cell table:style-name="ce3" office:value-type="date" office:date-value="0104-07-27" calcext:value-type="date">
            <text:p>0104-07-28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徐逸倩(即欣泰企業社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64310號</text:p>
          </table:table-cell>
          <table:table-cell table:style-name="ce3" office:value-type="date" office:date-value="0104-07-28" calcext:value-type="date">
            <text:p>0104-07-29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洪柏舟(即洪瑞珍食品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4288號</text:p>
          </table:table-cell>
          <table:table-cell table:style-name="ce3" office:value-type="date" office:date-value="0104-07-28" calcext:value-type="date">
            <text:p>0104-07-29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Al Bayan" svg:font-family="'Al Bay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 style:data-style-name="N2" text:time-value="13:51:41.3821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3:53:13.684632000</dc:date>
    <meta:editing-duration>PT9M58S</meta:editing-duration>
    <meta:editing-cycles>3</meta:editing-cycles>
    <meta:generator>LibreOffice/4.4.5.2$MacOSX_X86_64 LibreOffice_project/a22f674fd25a3b6f45bdebf25400ed2adff0ff99</meta:generator>
    <meta:document-statistic meta:table-count="1" meta:cell-count="162" meta:object-count="0"/>
  </office:meta>
</office:document-meta>
</file>